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1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6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many Facebook friends do you have?</text:p>
          </table:table-cell>
          <table:table-cell table:formula="of:=AVERAGE([.B2:.B28])" office:value-type="float" office:value="584.740740740741" calcext:value-type="float">
            <text:p>584.740740740741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3-01-02T16:59:06" calcext:value-type="date">
            <text:p>1/2/2013 16:59:06</text:p>
          </table:table-cell>
          <table:table-cell table:style-name="ce4" office:value-type="float" office:value="0" calcext:value-type="float">
            <text:p>0</text:p>
          </table:table-cell>
          <table:table-cell table:formula="of:=([.B2]-[.D$2])" office:value-type="float" office:value="-584.740740740741" calcext:value-type="float">
            <text:p>-584.740740740741</text:p>
          </table:table-cell>
          <table:table-cell table:formula="of:=AVERAGE([.B2:.B28])" office:value-type="float" office:value="584.740740740741" calcext:value-type="float">
            <text:p>584.740740740741</text:p>
          </table:table-cell>
          <table:table-cell table:formula="of:=[.C2]^2" office:value-type="float" office:value="341921.73388203" calcext:value-type="float">
            <text:p>341921.73388203</text:p>
          </table:table-cell>
          <table:table-cell table:formula="of:=SUM([.E2:.E28])/26" office:value-type="float" office:value="191477.353276353" calcext:value-type="float">
            <text:p>191477.353276353</text:p>
          </table:table-cell>
          <table:table-cell table:formula="of:=SQRT([.F2])" office:value-type="float" office:value="437.581253341997" calcext:value-type="float">
            <text:p>437.581253341997</text:p>
          </table:table-cell>
          <table:table-cell table:formula="of:=[.G2]+[.C1]" office:value-type="float" office:value="1022.32199408274" calcext:value-type="float">
            <text:p>1022.32199408274</text:p>
          </table:table-cell>
          <table:table-cell table:formula="of:=IF([.B2]&lt;[.$H$3];0;IF([.B2]&gt;[.$H$2];0;1))" office:value-type="float" office:value="0" calcext:value-type="float">
            <text:p>0</text:p>
          </table:table-cell>
          <table:table-cell/>
          <table:table-cell table:formula="of:=18/27" office:value-type="float" office:value="0.666666666666667" calcext:value-type="float">
            <text:p>0.666666666666667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3-01-02T15:20:50" calcext:value-type="date">
            <text:p>1/2/2013 15:20:50</text:p>
          </table:table-cell>
          <table:table-cell table:style-name="ce4" office:value-type="float" office:value="69" calcext:value-type="float">
            <text:p>69</text:p>
          </table:table-cell>
          <table:table-cell table:formula="of:=([.B3]-[.D$2])" office:value-type="float" office:value="-515.740740740741" calcext:value-type="float">
            <text:p>-515.740740740741</text:p>
          </table:table-cell>
          <table:table-cell/>
          <table:table-cell table:formula="of:=[.C3]^2" office:value-type="float" office:value="265988.511659808" calcext:value-type="float">
            <text:p>265988.511659808</text:p>
          </table:table-cell>
          <table:table-cell table:number-columns-repeated="2"/>
          <table:table-cell table:formula="of:=[.C1]-[.G2]" office:value-type="float" office:value="147.159487398743" calcext:value-type="float">
            <text:p>147.159487398743</text:p>
          </table:table-cell>
          <table:table-cell table:formula="of:=IF([.B3]&lt;[.$H$3];0;IF([.B3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16:51" calcext:value-type="date">
            <text:p>1/2/2013 16:16:51</text:p>
          </table:table-cell>
          <table:table-cell table:style-name="ce4" office:value-type="float" office:value="123" calcext:value-type="float">
            <text:p>123</text:p>
          </table:table-cell>
          <table:table-cell table:formula="of:=([.B4]-[.D$2])" office:value-type="float" office:value="-461.740740740741" calcext:value-type="float">
            <text:p>-461.740740740741</text:p>
          </table:table-cell>
          <table:table-cell/>
          <table:table-cell table:formula="of:=[.C4]^2" office:value-type="float" office:value="213204.511659808" calcext:value-type="float">
            <text:p>213204.511659808</text:p>
          </table:table-cell>
          <table:table-cell table:number-columns-repeated="3"/>
          <table:table-cell table:formula="of:=IF([.B4]&lt;[.$H$3];0;IF([.B4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8:14:04.000001" calcext:value-type="date">
            <text:p>1/2/2013 18:14:04</text:p>
          </table:table-cell>
          <table:table-cell table:style-name="ce4" office:value-type="float" office:value="137" calcext:value-type="float">
            <text:p>137</text:p>
          </table:table-cell>
          <table:table-cell table:formula="of:=([.B5]-[.D$2])" office:value-type="float" office:value="-447.740740740741" calcext:value-type="float">
            <text:p>-447.740740740741</text:p>
          </table:table-cell>
          <table:table-cell/>
          <table:table-cell table:formula="of:=[.C5]^2" office:value-type="float" office:value="200471.770919067" calcext:value-type="float">
            <text:p>200471.770919067</text:p>
          </table:table-cell>
          <table:table-cell table:number-columns-repeated="3"/>
          <table:table-cell table:formula="of:=IF([.B5]&lt;[.$H$3];0;IF([.B5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20:04:27" calcext:value-type="date">
            <text:p>1/2/2013 20:04:27</text:p>
          </table:table-cell>
          <table:table-cell table:style-name="ce4" office:value-type="float" office:value="174" calcext:value-type="float">
            <text:p>174</text:p>
          </table:table-cell>
          <table:table-cell table:formula="of:=([.B6]-[.D$2])" office:value-type="float" office:value="-410.740740740741" calcext:value-type="float">
            <text:p>-410.740740740741</text:p>
          </table:table-cell>
          <table:table-cell/>
          <table:table-cell table:formula="of:=[.C6]^2" office:value-type="float" office:value="168707.956104252" calcext:value-type="float">
            <text:p>168707.956104252</text:p>
          </table:table-cell>
          <table:table-cell table:number-columns-repeated="3"/>
          <table:table-cell table:formula="of:=IF([.B6]&lt;[.$H$3];0;IF([.B6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59:09" calcext:value-type="date">
            <text:p>1/2/2013 16:59:09</text:p>
          </table:table-cell>
          <table:table-cell table:style-name="ce4" office:value-type="float" office:value="240" calcext:value-type="float">
            <text:p>240</text:p>
          </table:table-cell>
          <table:table-cell table:formula="of:=([.B7]-[.D$2])" office:value-type="float" office:value="-344.740740740741" calcext:value-type="float">
            <text:p>-344.740740740741</text:p>
          </table:table-cell>
          <table:table-cell/>
          <table:table-cell table:formula="of:=[.C7]^2" office:value-type="float" office:value="118846.178326475" calcext:value-type="float">
            <text:p>118846.178326475</text:p>
          </table:table-cell>
          <table:table-cell table:number-columns-repeated="3"/>
          <table:table-cell table:formula="of:=IF([.B7]&lt;[.$H$3];0;IF([.B7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19:48" calcext:value-type="date">
            <text:p>1/2/2013 15:19:48</text:p>
          </table:table-cell>
          <table:table-cell table:style-name="ce4" office:value-type="float" office:value="241" calcext:value-type="float">
            <text:p>241</text:p>
          </table:table-cell>
          <table:table-cell table:formula="of:=([.B8]-[.D$2])" office:value-type="float" office:value="-343.740740740741" calcext:value-type="float">
            <text:p>-343.740740740741</text:p>
          </table:table-cell>
          <table:table-cell/>
          <table:table-cell table:formula="of:=[.C8]^2" office:value-type="float" office:value="118157.696844993" calcext:value-type="float">
            <text:p>118157.696844993</text:p>
          </table:table-cell>
          <table:table-cell table:number-columns-repeated="3"/>
          <table:table-cell table:formula="of:=IF([.B8]&lt;[.$H$3];0;IF([.B8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35:57.999999" calcext:value-type="date">
            <text:p>1/2/2013 16:35:58</text:p>
          </table:table-cell>
          <table:table-cell table:style-name="ce4" office:value-type="float" office:value="256" calcext:value-type="float">
            <text:p>256</text:p>
          </table:table-cell>
          <table:table-cell table:formula="of:=([.B9]-[.D$2])" office:value-type="float" office:value="-328.740740740741" calcext:value-type="float">
            <text:p>-328.740740740741</text:p>
          </table:table-cell>
          <table:table-cell/>
          <table:table-cell table:formula="of:=[.C9]^2" office:value-type="float" office:value="108070.474622771" calcext:value-type="float">
            <text:p>108070.474622771</text:p>
          </table:table-cell>
          <table:table-cell table:number-columns-repeated="3"/>
          <table:table-cell table:formula="of:=IF([.B9]&lt;[.$H$3];0;IF([.B9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28:28" calcext:value-type="date">
            <text:p>1/2/2013 16:28:28</text:p>
          </table:table-cell>
          <table:table-cell table:style-name="ce4" office:value-type="float" office:value="258" calcext:value-type="float">
            <text:p>258</text:p>
          </table:table-cell>
          <table:table-cell table:formula="of:=([.B10]-[.D$2])" office:value-type="float" office:value="-326.740740740741" calcext:value-type="float">
            <text:p>-326.740740740741</text:p>
          </table:table-cell>
          <table:table-cell/>
          <table:table-cell table:formula="of:=[.C10]^2" office:value-type="float" office:value="106759.511659808" calcext:value-type="float">
            <text:p>106759.511659808</text:p>
          </table:table-cell>
          <table:table-cell table:number-columns-repeated="3"/>
          <table:table-cell table:formula="of:=IF([.B10]&lt;[.$H$3];0;IF([.B10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23:18:28" calcext:value-type="date">
            <text:p>1/2/2013 23:18:28</text:p>
          </table:table-cell>
          <table:table-cell table:style-name="ce4" office:value-type="float" office:value="322" calcext:value-type="float">
            <text:p>322</text:p>
          </table:table-cell>
          <table:table-cell table:formula="of:=([.B11]-[.D$2])" office:value-type="float" office:value="-262.740740740741" calcext:value-type="float">
            <text:p>-262.740740740741</text:p>
          </table:table-cell>
          <table:table-cell/>
          <table:table-cell table:formula="of:=[.C11]^2" office:value-type="float" office:value="69032.6968449932" calcext:value-type="float">
            <text:p>69032.6968449932</text:p>
          </table:table-cell>
          <table:table-cell table:number-columns-repeated="3"/>
          <table:table-cell table:formula="of:=IF([.B11]&lt;[.$H$3];0;IF([.B11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17:02" calcext:value-type="date">
            <text:p>1/2/2013 16:17:02</text:p>
          </table:table-cell>
          <table:table-cell table:style-name="ce4" office:value-type="float" office:value="366" calcext:value-type="float">
            <text:p>366</text:p>
          </table:table-cell>
          <table:table-cell table:formula="of:=([.B12]-[.D$2])" office:value-type="float" office:value="-218.740740740741" calcext:value-type="float">
            <text:p>-218.740740740741</text:p>
          </table:table-cell>
          <table:table-cell/>
          <table:table-cell table:formula="of:=[.C12]^2" office:value-type="float" office:value="47847.511659808" calcext:value-type="float">
            <text:p>47847.511659808</text:p>
          </table:table-cell>
          <table:table-cell table:number-columns-repeated="3"/>
          <table:table-cell table:formula="of:=IF([.B12]&lt;[.$H$3];0;IF([.B12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30:23" calcext:value-type="date">
            <text:p>1/2/2013 16:30:23</text:p>
          </table:table-cell>
          <table:table-cell table:style-name="ce4" office:value-type="float" office:value="376" calcext:value-type="float">
            <text:p>376</text:p>
          </table:table-cell>
          <table:table-cell table:formula="of:=([.B13]-[.D$2])" office:value-type="float" office:value="-208.740740740741" calcext:value-type="float">
            <text:p>-208.740740740741</text:p>
          </table:table-cell>
          <table:table-cell/>
          <table:table-cell table:formula="of:=[.C13]^2" office:value-type="float" office:value="43572.6968449932" calcext:value-type="float">
            <text:p>43572.6968449932</text:p>
          </table:table-cell>
          <table:table-cell table:number-columns-repeated="3"/>
          <table:table-cell table:formula="of:=IF([.B13]&lt;[.$H$3];0;IF([.B13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26:34" calcext:value-type="date">
            <text:p>1/2/2013 15:26:34</text:p>
          </table:table-cell>
          <table:table-cell table:style-name="ce4" office:value-type="float" office:value="408" calcext:value-type="float">
            <text:p>408</text:p>
          </table:table-cell>
          <table:table-cell table:formula="of:=([.B14]-[.D$2])" office:value-type="float" office:value="-176.740740740741" calcext:value-type="float">
            <text:p>-176.740740740741</text:p>
          </table:table-cell>
          <table:table-cell/>
          <table:table-cell table:formula="of:=[.C14]^2" office:value-type="float" office:value="31237.2894375857" calcext:value-type="float">
            <text:p>31237.2894375857</text:p>
          </table:table-cell>
          <table:table-cell table:number-columns-repeated="3"/>
          <table:table-cell table:formula="of:=IF([.B14]&lt;[.$H$3];0;IF([.B14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7:56:35" calcext:value-type="date">
            <text:p>1/2/2013 17:56:35</text:p>
          </table:table-cell>
          <table:table-cell table:style-name="ce4" office:value-type="float" office:value="479" calcext:value-type="float">
            <text:p>479</text:p>
          </table:table-cell>
          <table:table-cell table:formula="of:=([.B15]-[.D$2])" office:value-type="float" office:value="-105.740740740741" calcext:value-type="float">
            <text:p>-105.740740740741</text:p>
          </table:table-cell>
          <table:table-cell/>
          <table:table-cell table:formula="of:=[.C15]^2" office:value-type="float" office:value="11181.1042524006" calcext:value-type="float">
            <text:p>11181.1042524006</text:p>
          </table:table-cell>
          <table:table-cell table:number-columns-repeated="3"/>
          <table:table-cell table:formula="of:=IF([.B15]&lt;[.$H$3];0;IF([.B15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56:00" calcext:value-type="date">
            <text:p>1/2/2013 15:56:00</text:p>
          </table:table-cell>
          <table:table-cell table:style-name="ce4" office:value-type="float" office:value="555" calcext:value-type="float">
            <text:p>555</text:p>
          </table:table-cell>
          <table:table-cell table:formula="of:=([.B16]-[.D$2])" office:value-type="float" office:value="-29.7407407407408" calcext:value-type="float">
            <text:p>-29.7407407407408</text:p>
          </table:table-cell>
          <table:table-cell/>
          <table:table-cell table:formula="of:=[.C16]^2" office:value-type="float" office:value="884.511659807957" calcext:value-type="float">
            <text:p>884.511659807957</text:p>
          </table:table-cell>
          <table:table-cell table:number-columns-repeated="3"/>
          <table:table-cell table:formula="of:=IF([.B16]&lt;[.$H$3];0;IF([.B16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19:35" calcext:value-type="date">
            <text:p>1/2/2013 15:19:35</text:p>
          </table:table-cell>
          <table:table-cell table:style-name="ce4" office:value-type="float" office:value="589" calcext:value-type="float">
            <text:p>589</text:p>
          </table:table-cell>
          <table:table-cell table:formula="of:=([.B17]-[.D$2])" office:value-type="float" office:value="4.25925925925924" calcext:value-type="float">
            <text:p>4.25925925925924</text:p>
          </table:table-cell>
          <table:table-cell/>
          <table:table-cell table:formula="of:=[.C17]^2" office:value-type="float" office:value="18.1412894375856" calcext:value-type="float">
            <text:p>18.1412894375856</text:p>
          </table:table-cell>
          <table:table-cell table:number-columns-repeated="3"/>
          <table:table-cell table:formula="of:=IF([.B17]&lt;[.$H$3];0;IF([.B17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3T10:20:51" calcext:value-type="date">
            <text:p>1/3/2013 10:20:51</text:p>
          </table:table-cell>
          <table:table-cell table:style-name="ce4" office:value-type="float" office:value="600" calcext:value-type="float">
            <text:p>600</text:p>
          </table:table-cell>
          <table:table-cell table:formula="of:=([.B18]-[.D$2])" office:value-type="float" office:value="15.2592592592592" calcext:value-type="float">
            <text:p>15.2592592592592</text:p>
          </table:table-cell>
          <table:table-cell/>
          <table:table-cell table:formula="of:=[.C18]^2" office:value-type="float" office:value="232.844993141289" calcext:value-type="float">
            <text:p>232.844993141289</text:p>
          </table:table-cell>
          <table:table-cell table:number-columns-repeated="3"/>
          <table:table-cell table:formula="of:=IF([.B18]&lt;[.$H$3];0;IF([.B18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39:28" calcext:value-type="date">
            <text:p>1/2/2013 15:39:28</text:p>
          </table:table-cell>
          <table:table-cell table:style-name="ce4" office:value-type="float" office:value="777" calcext:value-type="float">
            <text:p>777</text:p>
          </table:table-cell>
          <table:table-cell table:formula="of:=([.B19]-[.D$2])" office:value-type="float" office:value="192.259259259259" calcext:value-type="float">
            <text:p>192.259259259259</text:p>
          </table:table-cell>
          <table:table-cell/>
          <table:table-cell table:formula="of:=[.C19]^2" office:value-type="float" office:value="36963.6227709191" calcext:value-type="float">
            <text:p>36963.6227709191</text:p>
          </table:table-cell>
          <table:table-cell table:number-columns-repeated="3"/>
          <table:table-cell table:formula="of:=IF([.B19]&lt;[.$H$3];0;IF([.B19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21:24" calcext:value-type="date">
            <text:p>1/2/2013 15:21:24</text:p>
          </table:table-cell>
          <table:table-cell table:style-name="ce4" office:value-type="float" office:value="784" calcext:value-type="float">
            <text:p>784</text:p>
          </table:table-cell>
          <table:table-cell table:formula="of:=([.B20]-[.D$2])" office:value-type="float" office:value="199.259259259259" calcext:value-type="float">
            <text:p>199.259259259259</text:p>
          </table:table-cell>
          <table:table-cell/>
          <table:table-cell table:formula="of:=[.C20]^2" office:value-type="float" office:value="39704.2524005487" calcext:value-type="float">
            <text:p>39704.2524005487</text:p>
          </table:table-cell>
          <table:table-cell table:number-columns-repeated="3"/>
          <table:table-cell table:formula="of:=IF([.B20]&lt;[.$H$3];0;IF([.B20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46:07" calcext:value-type="date">
            <text:p>1/2/2013 15:46:07</text:p>
          </table:table-cell>
          <table:table-cell table:style-name="ce4" office:value-type="float" office:value="822" calcext:value-type="float">
            <text:p>822</text:p>
          </table:table-cell>
          <table:table-cell table:formula="of:=([.B21]-[.D$2])" office:value-type="float" office:value="237.259259259259" calcext:value-type="float">
            <text:p>237.259259259259</text:p>
          </table:table-cell>
          <table:table-cell/>
          <table:table-cell table:formula="of:=[.C21]^2" office:value-type="float" office:value="56291.9561042524" calcext:value-type="float">
            <text:p>56291.9561042524</text:p>
          </table:table-cell>
          <table:table-cell table:number-columns-repeated="3"/>
          <table:table-cell table:formula="of:=IF([.B21]&lt;[.$H$3];0;IF([.B21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53:47" calcext:value-type="date">
            <text:p>1/2/2013 16:53:47</text:p>
          </table:table-cell>
          <table:table-cell table:style-name="ce4" office:value-type="float" office:value="850" calcext:value-type="float">
            <text:p>850</text:p>
          </table:table-cell>
          <table:table-cell table:formula="of:=([.B22]-[.D$2])" office:value-type="float" office:value="265.259259259259" calcext:value-type="float">
            <text:p>265.259259259259</text:p>
          </table:table-cell>
          <table:table-cell/>
          <table:table-cell table:formula="of:=[.C22]^2" office:value-type="float" office:value="70362.4746227709" calcext:value-type="float">
            <text:p>70362.4746227709</text:p>
          </table:table-cell>
          <table:table-cell table:number-columns-repeated="3"/>
          <table:table-cell table:formula="of:=IF([.B22]&lt;[.$H$3];0;IF([.B22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23:35" calcext:value-type="date">
            <text:p>1/2/2013 16:23:35</text:p>
          </table:table-cell>
          <table:table-cell table:style-name="ce4" office:value-type="float" office:value="863" calcext:value-type="float">
            <text:p>863</text:p>
          </table:table-cell>
          <table:table-cell table:formula="of:=([.B23]-[.D$2])" office:value-type="float" office:value="278.259259259259" calcext:value-type="float">
            <text:p>278.259259259259</text:p>
          </table:table-cell>
          <table:table-cell/>
          <table:table-cell table:formula="of:=[.C23]^2" office:value-type="float" office:value="77428.2153635116" calcext:value-type="float">
            <text:p>77428.2153635116</text:p>
          </table:table-cell>
          <table:table-cell table:number-columns-repeated="3"/>
          <table:table-cell table:formula="of:=IF([.B23]&lt;[.$H$3];0;IF([.B23]&gt;[.$H$2];0;1)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20:15" calcext:value-type="date">
            <text:p>1/2/2013 15:20:15</text:p>
          </table:table-cell>
          <table:table-cell table:style-name="ce4" office:value-type="float" office:value="1116" calcext:value-type="float">
            <text:p>1116</text:p>
          </table:table-cell>
          <table:table-cell table:formula="of:=([.B24]-[.D$2])" office:value-type="float" office:value="531.259259259259" calcext:value-type="float">
            <text:p>531.259259259259</text:p>
          </table:table-cell>
          <table:table-cell/>
          <table:table-cell table:formula="of:=[.C24]^2" office:value-type="float" office:value="282236.400548697" calcext:value-type="float">
            <text:p>282236.400548697</text:p>
          </table:table-cell>
          <table:table-cell table:number-columns-repeated="3"/>
          <table:table-cell table:formula="of:=IF([.B24]&lt;[.$H$3];0;IF([.B24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6:24:46" calcext:value-type="date">
            <text:p>1/2/2013 16:24:46</text:p>
          </table:table-cell>
          <table:table-cell table:style-name="ce4" office:value-type="float" office:value="1143" calcext:value-type="float">
            <text:p>1143</text:p>
          </table:table-cell>
          <table:table-cell table:formula="of:=([.B25]-[.D$2])" office:value-type="float" office:value="558.259259259259" calcext:value-type="float">
            <text:p>558.259259259259</text:p>
          </table:table-cell>
          <table:table-cell/>
          <table:table-cell table:formula="of:=[.C25]^2" office:value-type="float" office:value="311653.400548697" calcext:value-type="float">
            <text:p>311653.400548697</text:p>
          </table:table-cell>
          <table:table-cell table:number-columns-repeated="3"/>
          <table:table-cell table:formula="of:=IF([.B25]&lt;[.$H$3];0;IF([.B25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21:11" calcext:value-type="date">
            <text:p>1/2/2013 15:21:11</text:p>
          </table:table-cell>
          <table:table-cell table:style-name="ce4" office:value-type="float" office:value="1214" calcext:value-type="float">
            <text:p>1214</text:p>
          </table:table-cell>
          <table:table-cell table:formula="of:=([.B26]-[.D$2])" office:value-type="float" office:value="629.259259259259" calcext:value-type="float">
            <text:p>629.259259259259</text:p>
          </table:table-cell>
          <table:table-cell/>
          <table:table-cell table:formula="of:=[.C26]^2" office:value-type="float" office:value="395967.215363512" calcext:value-type="float">
            <text:p>395967.215363512</text:p>
          </table:table-cell>
          <table:table-cell table:number-columns-repeated="3"/>
          <table:table-cell table:formula="of:=IF([.B26]&lt;[.$H$3];0;IF([.B26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7T18:15:32" calcext:value-type="date">
            <text:p>1/7/2013 18:15:32</text:p>
          </table:table-cell>
          <table:table-cell table:style-name="ce4" office:value-type="float" office:value="1250" calcext:value-type="float">
            <text:p>1250</text:p>
          </table:table-cell>
          <table:table-cell table:formula="of:=([.B27]-[.D$2])" office:value-type="float" office:value="665.259259259259" calcext:value-type="float">
            <text:p>665.259259259259</text:p>
          </table:table-cell>
          <table:table-cell/>
          <table:table-cell table:formula="of:=[.C27]^2" office:value-type="float" office:value="442569.882030178" calcext:value-type="float">
            <text:p>442569.882030178</text:p>
          </table:table-cell>
          <table:table-cell table:number-columns-repeated="3"/>
          <table:table-cell table:formula="of:=IF([.B27]&lt;[.$H$3];0;IF([.B27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3-01-02T15:26:57" calcext:value-type="date">
            <text:p>1/2/2013 15:26:57</text:p>
          </table:table-cell>
          <table:table-cell table:style-name="ce4" office:value-type="float" office:value="1776" calcext:value-type="float">
            <text:p>1776</text:p>
          </table:table-cell>
          <table:table-cell table:formula="of:=([.B28]-[.D$2])" office:value-type="float" office:value="1191.25925925926" calcext:value-type="float">
            <text:p>1191.25925925926</text:p>
          </table:table-cell>
          <table:table-cell/>
          <table:table-cell table:formula="of:=[.C28]^2" office:value-type="float" office:value="1419098.62277092" calcext:value-type="float">
            <text:p>1419098.62277092</text:p>
          </table:table-cell>
          <table:table-cell table:number-columns-repeated="3"/>
          <table:table-cell table:formula="of:=IF([.B28]&lt;[.$H$3];0;IF([.B28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number-columns-repeated="2"/>
          <table:table-cell table:formula="of:=SUM([.C2:.C28])" office:value-type="float" office:value="-0.00000000000250111042987555" calcext:value-type="float">
            <text:p>-2.50111042987555E-12</text:p>
          </table:table-cell>
          <table:table-cell/>
          <table:table-cell table:formula="of:=AVERAGE([.E2:.E28])" office:value-type="float" office:value="184385.599451303" calcext:value-type="float">
            <text:p>184385.599451303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9" table:formula="of:=SQRT([.E30])" office:value-type="float" office:value="429.401443233838" calcext:value-type="float">
            <text:p>429.401443233838</text:p>
          </table:table-cell>
          <table:table-cell table:formula="of:=[.$D$2]+[.$E$31]" office:value-type="float" office:value="1014.14218397458" calcext:value-type="float">
            <text:p>1014.14218397458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$D$2]-[.$E$31]" office:value-type="float" office:value="155.339297506903" calcext:value-type="float">
            <text:p>155.339297506903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22:07:21.851895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7-12-10T22:27:51.146715328</dc:date>
    <dc:creator>Sudaraka Wijesinghe</dc:creator>
    <meta:editing-duration>PT7S</meta:editing-duration>
    <meta:editing-cycles>1</meta:editing-cycles>
    <meta:document-statistic meta:table-count="1" meta:cell-count="149" meta:object-count="0"/>
  </office:meta>
</office:document-meta>
</file>